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Text_20_body">
      <style:text-properties style:text-underline-style="none"/>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7" style:family="paragraph" style:parent-style-name="Heading_20_2">
      <style:paragraph-properties fo:break-before="page"/>
    </style:style>
    <style:style style:name="P28" style:family="paragraph" style:parent-style-name="Heading_20_4">
      <style:paragraph-properties fo:text-align="center" style:justify-single-word="false"/>
    </style:style>
    <style:style style:name="P29" style:family="paragraph" style:parent-style-name="Heading_20_4">
      <style:paragraph-properties fo:text-align="center" style:justify-single-word="false"/>
      <style:text-properties fo:font-style="normal" style:font-style-asian="normal" style:font-style-complex="normal"/>
    </style:style>
    <style:style style:name="P30" style:family="paragraph" style:parent-style-name="List_20_1">
      <style:text-properties style:text-underline-style="none"/>
    </style:style>
    <style:style style:name="P31"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8"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9"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896442480"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687949224"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295483692"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7"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672852698"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7"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7"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97659999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56594243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2021904226"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1">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881118041"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7"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text:p>
      <text:h text:style-name="Heading_20_4" text:outline-level="4">Výhody warc</text:h>
      <text:list xml:id="list334666378"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30">Na rozdíl od arc archivů umožňují ukládat nejen http odezvy, ale také <text:tab/>původní požadavky.</text:p>
        </text:list-item>
        <text:list-item>
          <text:p text:style-name="P30">Umí pracovat s více protokoly: HTTP, FTP, NNTP a SMTP.</text:p>
        </text:list-item>
        <text:list-item>
          <text:p text:style-name="P30">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30">Jedná se o současný ISO standard a bude jím s největší <text:tab/>pravděpodobností i budoucnosti.</text:p>
        </text:list-item>
        <text:list-item>
          <text:p text:style-name="P31">Nativně umožňuje kompresi dat.</text:p>
        </text:list-item>
        <text:list-item>
          <text:p text:style-name="P31"><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061270822" text:continue-numbering="true" text:style-name="List_20_1">
        <text:list-item>
          <text:p text:style-name="P30">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30">Doposud nebyla řešena otázka, jak využít možnost ukládání větší <text:tab/>škály metadat.</text:p>
        </text:list-item>
        <text:list-item>
          <text:p text:style-name="P30">Prozatím nejsou implementovány nutné nástroje na práci s warc <text:tab/>soubory. Před jejich zavedením v projektu WebArchiv bude potřeba <text:tab/>tyto nástroje implementovat.</text:p>
        </text:list-item>
        <text:list-item>
          <text:p text:style-name="P30">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soft-page-break/><text:tab/>Tím pádem se nedají případné nové sklizně ve formátu warc zařadit <text:tab/>ke starým sklizním ve formátu arc.</text:p>
        </text:list-item>
        <text:list-item>
          <text:p text:style-name="P30">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pan text:style-name="T2">hodnotné, ale ve skutečnosti nejsou jejich nástroje okamžitě použitelné. Pokud by je chtěli pracovníci WebArchivu využít bylo by nutné je předělat pro jejich potřeby. </text:span><text:soft-page-break/><text:span text:style-name="T2">Zkušenosti jiných řešitelů jsou však velmi cenné.</text:span></text:p>
      <text:h text:style-name="P27"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7"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7</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1387214007"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27250452"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800865455"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7"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text:soft-page-break/>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p text:style-name="textové_20_přílohy">127.0.0.1/amk_new/fotogalerie/10_4_05/11.jpg 20110905103439 http://127.0.0.1/amk_new/fotogalerie/10_4_05/11.jpg image/jpeg 200 D2SOQIEPZV27FO6ED5JTZ4BYPVJA37TJ - - 56216828 IAH-20110905093545-00000-kovar-laptop-8090.arc.gz</text:p>
      <text:p text:style-name="textové_20_přílohy">127.0.0.1/amk_new/fotogalerie/10_4_05/12.jpg 20110905103441 http://127.0.0.1/amk_new/fotogalerie/10_4_05/12.jpg image/jpeg 200 7M7B2YFSMDIRC76Z7U5JCPVUUGPX5JGG - - 56347655 IAH-20110905093545-00000-kovar-laptop-8090.arc.gz</text:p>
      <text:p text:style-name="textové_20_přílohy">127.0.0.1/amk_new/fotogalerie/10_4_05/13.jpg 20110905103443 http://127.0.0.1/amk_new/fotogalerie/10_4_05/13.jpg image/jpeg 200 N3UZWPOIC5CN3ZNZFPBMJDLDO2NSOHMN - - 56479676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text:soft-page-break/>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text:soft-page-break/>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top="0mm" fo:margin-bottom="0mm" fo:line-height="100%"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5:22:04</dc:date>
    <dc:creator>Martin Prokop</dc:creator>
    <meta:editing-duration>P3DT9H46M11S</meta:editing-duration>
    <meta:editing-cycles>1526</meta:editing-cycles>
    <meta:document-statistic meta:table-count="1" meta:image-count="0" meta:object-count="0" meta:page-count="50" meta:paragraph-count="607" meta:word-count="8512" meta:character-count="63007" meta:non-whitespace-character-count="55066"/>
  </office:meta>
</office:document-meta>
</file>